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預設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2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預設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預設_20_1-notes">
      <style:graphic-properties draw:fill-color="#ffffff" fo:min-height="13.364cm"/>
    </style:style>
    <style:style style:name="pr7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2.833cm" style:use-optimal-column-width="false"/>
    </style:style>
    <style:style style:name="co2" style:family="table-column">
      <style:table-column-properties style:column-width="2.832cm" style:use-optimal-column-width="false"/>
    </style:style>
    <style:style style:name="co3" style:family="table-column">
      <style:table-column-properties style:column-width="2.2cm" style:use-optimal-column-width="false"/>
    </style:style>
    <style:style style:name="co4" style:family="table-column">
      <style:table-column-properties style:column-width="2.4cm" style:use-optimal-column-width="false"/>
    </style:style>
    <style:style style:name="co5" style:family="table-column">
      <style:table-column-properties style:column-width="3.8cm" style:use-optimal-column-width="false"/>
    </style:style>
    <style:style style:name="co6" style:family="table-column">
      <style:table-column-properties style:column-width="2.6cm" style:use-optimal-column-width="false"/>
    </style:style>
    <style:style style:name="co7" style:family="table-column">
      <style:table-column-properties style:column-width="3.466cm" style:use-optimal-column-width="false"/>
    </style:style>
    <style:style style:name="ro1" style:family="table-row">
      <style:table-row-properties style:row-height="1.03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.19cm" fo:margin-bottom="0.5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style:font-size-asian="20pt"/>
    </style:style>
    <style:style style:name="P7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letter-spacing="normal"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letter-spacing="normal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.762cm" fo:margin-right="0cm" fo:text-indent="0cm"/>
    </style:style>
    <style:style style:name="T1" style:family="text">
      <style:text-properties fo:color="#88a54e" style:text-line-through-style="none" fo:font-family="Constant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88a54e" style:text-line-through-style="none" fo:font-family="Constantia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3" style:family="text">
      <style:text-properties fo:color="#000000" style:text-line-through-style="none" fo:font-family="Constant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4" style:family="text">
      <style:text-properties fo:color="#ff3333" style:text-line-through-style="none" fo:font-family="Constant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color="#000000" style:text-line-through-style="none" fo:font-family="Constant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color="#1f497d" style:text-line-through-style="none" fo:font-family="Constant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ffffff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1f497d" style:text-line-through-style="none" fo:font-family="Wingding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0504d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4f81bd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name="副標題 2" presentation:style-name="pr1" draw:text-style-name="P3" draw:layer="layout" svg:width="17.779cm" svg:height="9.431cm" svg:x="3.81cm" svg:y="7.832cm" presentation:class="subtitle" presentation:user-transformed="true">
          <draw:text-box>
            <text:p text:style-name="P1"><text:span text:style-name="T1"/></text:p>
            <text:p text:style-name="P1"><text:span text:style-name="T1">Yes/No vs. True/False</text:span></text:p>
            <text:p text:style-name="P1"><text:span text:style-name="T1">比較運算</text:span></text:p>
            <text:p text:style-name="P1"><text:span text:style-name="T1">條件式指令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name="標題 1" presentation:style-name="pr2" draw:text-style-name="P3" draw:layer="layout" svg:width="21.589cm" svg:height="4.867cm" svg:x="1.905cm" svg:y="1.058cm" presentation:class="title" presentation:user-transformed="true">
          <draw:text-box>
            <text:p text:style-name="P1"><text:span text:style-name="T2">條件運算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布林運算式" draw:style-name="dp1" draw:master-page-name="預設_20_1" presentation:presentation-page-layout-name="AL2T11">
        <draw:frame draw:name="Title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人生就是一連串的選擇</text:span></text:p>
          </draw:text-box>
        </draw:frame>
        <draw:frame draw:name="Content Placeholder 2" presentation:style-name="pr5" draw:text-style-name="P3" draw:layer="layout" svg:width="23.621cm" svg:height="13.483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我們所面對的問題，多數需要做判斷、選擇。</text:span></text:p>
                <text:list>
                  <text:list-item>
                    <text:p text:style-name="P5"><text:span text:style-name="T3">如果順利畢業</text:span><text:span text:style-name="T3">: </text:span><text:span text:style-name="T3">就去花東旅行。 </text:span></text:p>
                  </text:list-item>
                  <text:list-item>
                    <text:p text:style-name="P5"><text:span text:style-name="T3">如果 中了樂透 </text:span><text:span text:style-name="T3">: </text:span><text:span text:style-name="T3">就買一輛跑車</text:span><text:span text:style-name="T3">...</text:span><text:span text:style-name="T3"><text:line-break/></text:span><text:span text:style-name="T3"> <text:s text:c="15"/></text:span><text:span text:style-name="T3">否則 ：騎機車</text:span></text:p>
                  </text:list-item>
                </text:list>
              </text:list-item>
              <text:list-item>
                <text:p text:style-name="P5"><text:span text:style-name="T3"><text:s/></text:span><text:span text:style-name="T3">判斷的依據，是該狀況是否成立。</text:span><text:span text:style-name="T3"><text:line-break/></text:span><text:span text:style-name="T3"> <text:s/>成立為 </text:span><text:span text:style-name="T3">yes/True </text:span><text:span text:style-name="T3">， 不成立為 </text:span><text:span text:style-name="T3">no/False</text:span></text:p>
                <text:list>
                  <text:list-item>
                    <text:p text:style-name="P5"><text:span text:style-name="T3">畢業了</text:span><text:span text:style-name="T3">? -- True</text:span><text:span text:style-name="T3">。</text:span></text:p>
                  </text:list-item>
                  <text:list-item>
                    <text:p text:style-name="P5"><text:span text:style-name="T3">中樂透</text:span><text:span text:style-name="T3">? -- False</text:span><text:span text:style-name="T3">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_20_1" presentation:presentation-page-layout-name="AL2T11">
        <draw:frame draw:name="Title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布林運算式</text:span></text:p>
          </draw:text-box>
        </draw:frame>
        <draw:frame draw:name="Content Placeholder 2" presentation:style-name="pr5" draw:text-style-name="P3" draw:layer="layout" svg:width="23.621cm" svg:height="13.483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凡是運算結果為 </text:span><text:span text:style-name="T3">True </text:span><text:span text:style-name="T3">或 </text:span><text:span text:style-name="T3">False </text:span><text:span text:style-name="T3">的運算式，</text:span><text:span text:style-name="T3"><text:line-break/></text:span><text:span text:style-name="T3"> <text:s/>均稱為布林運算式：</text:span></text:p>
                <text:list>
                  <text:list-item>
                    <text:p text:style-name="P5"><text:span text:style-name="T3">'a' == 'A' ==&gt; False</text:span></text:p>
                  </text:list-item>
                  <text:list-item>
                    <text:p text:style-name="P5"><text:span text:style-name="T3">1 &gt; -1 ==&gt; True</text:span></text:p>
                  </text:list-item>
                  <text:list-item>
                    <text:p text:style-name="P5"><text:span text:style-name="T3">(5+7//3) % 7 != 0 ==&gt; False</text:span></text:p>
                  </text:list-item>
                  <text:list-item>
                    <text:p text:style-name="P5"><text:span text:style-name="T3">3 &gt; 7 or 10 &gt; 2 ==&gt; Tru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條件處理－－ if 指令 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條件處理－－ </text:span><text:span text:style-name="T2">if </text:span><text:span text:style-name="T2">指令 </text:span></text:p>
          </draw:text-box>
        </draw:frame>
        <draw:frame draw:name="內容版面配置區 2" presentation:style-name="pr7" draw:text-style-name="P3" draw:layer="layout" svg:width="23.621cm" svg:height="12.699cm" svg:x="2.328cm" svg:y="4.242cm" presentation:class="outline" presentation:user-transformed="true">
          <draw:text-box>
            <text:list text:style-name="L2">
              <text:list-item>
                <text:p text:style-name="P4"><text:span text:style-name="T3">If <text:s/>&lt;bool_expression&gt; : <text:s text:c="2"/># </text:span><text:span text:style-name="T3">冒號式必須的</text:span><text:span text:style-name="T3"><text:line-break/></text:span><text:span text:style-name="T3"> <text:s text:c="4"/></text:span><text:span text:style-name="T3">block <text:s text:c="2"/>#</text:span><text:span text:style-name="T4">內縮</text:span><text:span text:style-name="T3">指令群，建議內縮</text:span><text:span text:style-name="T3">4</text:span><text:span text:style-name="T3">格</text:span></text:p>
              </text:list-item>
            </text:list>
            <text:p text:style-name="P4"><text:span text:style-name="T3"/></text:p>
            <text:list text:continue-numbering="true" text:style-name="L2">
              <text:list-item>
                <text:p text:style-name="P4"><text:span text:style-name="T3">&gt;&gt;&gt;if age &gt; 50 :</text:span><text:span text:style-name="T3"><text:line-break/></text:span><text:span text:style-name="T3"> <text:s text:c="10"/>print(‘old man\n’)</text:span></text:p>
              </text:list-item>
              <text:list-item>
                <text:p text:style-name="P4"><text:span text:style-name="T3">&gt;&gt;&gt;if x*y &lt; 0:</text:span><text:span text:style-name="T3"><text:line-break/></text:span><text:span text:style-name="T3"> <text:s text:c="10"/>print('one positive and one negative.')</text:span><text:span text:style-name="T3"><text:line-break/></text:span><text:span text:style-name="T3"> <text:s text:c="10"/>print('but I do not know which one.')</text:span></text:p>
              </text:list-item>
              <text:list-item>
                <text:p text:style-name="P4"><text:span text:style-name="T3"><text:s/></text:span><text:span text:style-name="T3">觀念驗證</text:span><text:span text:style-name="T3">: 13.2, 13.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條件處理－－ else 子句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條件處理－－ </text:span><text:span text:style-name="T2">else </text:span><text:span text:style-name="T2">子句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If <text:s/>&lt;bool_expression&gt; :</text:span><text:span text:style-name="T3"><text:line-break/></text:span><text:span text:style-name="T3"> <text:s text:c="4"/>block1 <text:s text:c="2"/>#</text:span><text:span text:style-name="T3">內縮指令群</text:span><text:span text:style-name="T3"><text:line-break/></text:span><text:span text:style-name="T3">else :</text:span><text:span text:style-name="T3"><text:line-break/></text:span><text:span text:style-name="T3"> <text:s text:c="4"/>block2 <text:s/>#</text:span><text:span text:style-name="T3">另一個內縮止令群</text:span></text:p>
              </text:list-item>
            </text:list>
            <text:p text:style-name="P4"><text:span text:style-name="T3"/></text:p>
            <text:list text:continue-numbering="true" text:style-name="L2">
              <text:list-item>
                <text:p text:style-name="P4"><text:span text:style-name="T3">&gt;&gt;&gt;if sunny :</text:span><text:span text:style-name="T3"><text:line-break/></text:span><text:span text:style-name="T3"> <text:s text:c="10"/>print(‘go to the movies.’)</text:span><text:span text:style-name="T3"><text:line-break/></text:span><text:span text:style-name="T3"> <text:s text:c="6"/>else :</text:span><text:span text:style-name="T3"><text:line-break/></text:span><text:span text:style-name="T3"> <text:s text:c="10"/>print(‘stay home.’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多條件處理－－ elif 子句 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多條件處理－－ </text:span><text:span text:style-name="T2">elif </text:span><text:span text:style-name="T2">子句 </text:span></text:p>
          </draw:text-box>
        </draw:frame>
        <draw:frame draw:name="內容版面配置區 2" presentation:style-name="pr5" draw:text-style-name="P3" draw:layer="layout" svg:width="23.37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if <text:s/>exp1 :</text:span><text:span text:style-name="T3"><text:line-break/></text:span><text:span text:style-name="T3"> <text:s text:c="3"/>block1</text:span><text:span text:style-name="T3"><text:line-break/></text:span><text:span text:style-name="T3">elif <text:s/>exp2:</text:span><text:span text:style-name="T3"><text:line-break/></text:span><text:span text:style-name="T3"> <text:s text:c="3"/>block2</text:span><text:span text:style-name="T3"><text:line-break/></text:span><text:span text:style-name="T3">elif exp3:</text:span><text:span text:style-name="T3"><text:line-break/></text:span><text:span text:style-name="T3"> <text:s text:c="2"/>…… </text:span><text:span text:style-name="T3"><text:line-break/></text:span><text:span text:style-name="T3">else:</text:span><text:span text:style-name="T3"><text:line-break/></text:span><text:span text:style-name="T3"> <text:s text:c="4"/>blockn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多條件處理－－ </text:span><text:span text:style-name="T2">elif </text:span><text:span text:style-name="T2">子句 </text:span></text:p>
          </draw:text-box>
        </draw:frame>
        <draw:frame draw:name="內容版面配置區 2" presentation:style-name="pr5" draw:text-style-name="P3" draw:layer="layout" svg:width="23.37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if <text:s/>score &gt; 80 :</text:span><text:span text:style-name="T3"><text:line-break/></text:span><text:span text:style-name="T3"> <text:s text:c="7"/>msg = ‘excellent!’</text:span><text:span text:style-name="T3"><text:line-break/></text:span><text:span text:style-name="T3"> elif <text:s/>score &gt; 70:</text:span><text:span text:style-name="T3"><text:line-break/></text:span><text:span text:style-name="T3"> <text:s text:c="7"/>msg = ‘beautiful.’</text:span><text:span text:style-name="T3"><text:line-break/></text:span><text:span text:style-name="T3"> elif <text:s/>score &gt; 60:</text:span><text:span text:style-name="T3"><text:line-break/></text:span><text:span text:style-name="T3"> <text:s text:c="7"/>msg = ‘good.’</text:span><text:span text:style-name="T3"><text:line-break/></text:span><text:span text:style-name="T3"> else:</text:span><text:span text:style-name="T3"><text:line-break/></text:span><text:span text:style-name="T3"> <text:s text:c="7"/>msg = ‘fail!!!’</text:span><text:span text:style-name="T3"><text:line-break/></text:span><text:span text:style-name="T3"> print(msg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整理 </text:span></text:p>
          </draw:text-box>
        </draw:frame>
        <draw:frame draw:name="內容版面配置區 2" presentation:style-name="pr5" draw:text-style-name="P3" draw:layer="layout" svg:width="23.37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if <text:s/>exp:</text:span><text:span text:style-name="T3"><text:line-break/></text:span><text:span text:style-name="T3"> <text:s text:c="5"/>block</text:span></text:p>
              </text:list-item>
              <text:list-item>
                <text:p text:style-name="P4"><text:span text:style-name="T3"><text:s/></text:span><text:span text:style-name="T3">if exp:</text:span><text:span text:style-name="T3"><text:line-break/></text:span><text:span text:style-name="T3"> <text:s text:c="4"/>block1</text:span><text:span text:style-name="T3"><text:line-break/></text:span><text:span text:style-name="T3"> else:</text:span><text:span text:style-name="T3"><text:line-break/></text:span><text:span text:style-name="T3"> <text:s text:c="4"/>block2</text:span></text:p>
              </text:list-item>
              <text:list-item>
                <text:p text:style-name="P4"><text:span text:style-name="T3"><text:s/></text:span><text:span text:style-name="T3">if exp1:</text:span><text:span text:style-name="T3"><text:line-break/></text:span><text:span text:style-name="T3"> <text:s text:c="4"/>block1</text:span><text:span text:style-name="T3"><text:line-break/></text:span><text:span text:style-name="T3"> elif exp2:</text:span><text:span text:style-name="T3"><text:line-break/></text:span><text:span text:style-name="T3"> <text:s text:c="4"/>block2</text:span><text:span text:style-name="T3"><text:line-break/></text:span><text:span text:style-name="T3">..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巢狀條件式 </text:span></text:p>
          </draw:text-box>
        </draw:frame>
        <draw:frame draw:name="內容版面配置區 2" presentation:style-name="pr5" draw:text-style-name="P3" draw:layer="layout" svg:width="23.37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如果某個條件成立了，才需要考慮下一個條件，</text:span><text:span text:style-name="T3"><text:line-break/></text:span><text:span text:style-name="T3"> <text:s/>就形成了巢狀條件式</text:span><text:span text:style-name="T3">:</text:span></text:p>
                <text:list>
                  <text:list-item>
                    <text:p text:style-name="P5"><text:span text:style-name="T5">if <text:s/>hungry:</text:span><text:span text:style-name="T5"><text:line-break/></text:span><text:span text:style-name="T5"> <text:s text:c="3"/>if breadPrice &lt; 10:</text:span><text:span text:style-name="T5"><text:line-break/></text:span><text:span text:style-name="T5"> <text:s text:c="9"/>buy 1</text:span><text:span text:style-name="T5"><text:line-break/></text:span><text:span text:style-name="T5"> <text:s text:c="3"/>elif <text:s/>breadPrice &lt; 20:</text:span><text:span text:style-name="T5"><text:line-break/></text:span><text:span text:style-name="T5"> <text:s text:c="9"/>buy 2</text:span><text:span text:style-name="T5"><text:line-break/></text:span><text:span text:style-name="T5"> <text:s text:c="3"/>else :</text:span><text:span text:style-name="T5"><text:line-break/></text:span><text:span text:style-name="T5"> <text:s text:c="9"/>buy 1</text:span><text:span text:style-name="T5"><text:line-break/></text:span><text:span text:style-name="T5">else:</text:span><text:span text:style-name="T5"><text:line-break/></text:span><text:span text:style-name="T5"> <text:s text:c="3"/>don't buy</text:span></text:p>
                  </text:list-item>
                </text:list>
              </text:list-item>
              <text:list-item>
                <text:p text:style-name="P5"><text:span text:style-name="T5"><text:s/></text:span><text:span text:style-name="T5">觀念驗證 </text:span><text:span text:style-name="T5">13.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複合式條件 </text:span></text:p>
          </draw:text-box>
        </draw:frame>
        <draw:frame draw:name="內容版面配置區 2" presentation:style-name="pr5" draw:text-style-name="P3" draw:layer="layout" svg:width="23.37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現實環境中，判斷的依據往往不是單一條件。</text:span></text:p>
                <text:list>
                  <text:list-item>
                    <text:p text:style-name="P5"><text:span text:style-name="T3">如果身高</text:span><text:span text:style-name="T3">&gt;180</text:span><text:span text:style-name="T3">，開寶馬車，而且外表像馬雲，</text:span><text:span text:style-name="T3"><text:line-break/></text:span><text:span text:style-name="T3">那就是高富不帥。</text:span></text:p>
                  </text:list-item>
                </text:list>
              </text:list-item>
              <text:list-item>
                <text:p text:style-name="P5"><text:span text:style-name="T3">Python </text:span><text:span text:style-name="T3">提供三種邏輯運算子來結合數個判斷：</text:span></text:p>
                <text:list>
                  <text:list-item>
                    <text:p text:style-name="P5"><text:span text:style-name="T3">and</text:span><text:span text:style-name="T3">， </text:span><text:span text:style-name="T3">or</text:span><text:span text:style-name="T3">，</text:span><text:span text:style-name="T3">not </text:span></text:p>
                  </text:list-item>
                </text:list>
              </text:list-item>
              <text:list-item>
                <text:p text:style-name="P5"><text:span text:style-name="T3"><text:s/></text:span><text:span text:style-name="T3">if height &gt; 180 and job == 'teacher':</text:span><text:span text:style-name="T3"><text:line-break/></text:span><text:span text:style-name="T3"> <text:s text:c="5"/>print('tall and handsome!!'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布林運算式" draw:style-name="dp1" draw:master-page-name="預設_20_1" presentation:presentation-page-layout-name="AL2T11">
        <draw:frame draw:name="Title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邏輯運算式</text:span></text:p>
          </draw:text-box>
        </draw:frame>
        <draw:frame draw:name="Content Placeholder 2" presentation:style-name="pr5" draw:text-style-name="P3" draw:layer="layout" svg:width="23.621cm" svg:height="13.483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邏輯運算子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<text:s/></text:span><text:span text:style-name="T6">not</text:span></text:p>
                  </text:list-item>
                  <text:list-item>
                    <text:p text:style-name="P7"><text:span text:style-name="T6"><text:s/></text:span><text:span text:style-name="T6">and </text:span></text:p>
                  </text:list-item>
                  <text:list-item>
                    <text:p text:style-name="P7"><text:span text:style-name="T6"><text:s/></text:span><text:span text:style-name="T6">or</text:span></text:p>
                    <text:p text:style-name="P7"><text:span text:style-name="T6"/></text:p>
                  </text:list-item>
                </text:list>
              </text:list-item>
            </text:list>
            <text:p text:style-name="P5"><text:span text:style-name="T6"/></text:p>
          </draw:text-box>
        </draw:frame>
        <draw:frame draw:name="表格 3" draw:style-name="standard" draw:layer="layout" svg:width="5.664cm" svg:height="3.089cm" svg:x="15.773cm" svg:y="6.079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7">x</text:span></text:p>
              </table:table-cell>
              <table:table-cell table:style-name="ce2">
                <text:p text:style-name="P9"><text:span text:style-name="T7">not <text:s/>x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8">True</text:span></text:p>
              </table:table-cell>
              <table:table-cell>
                <text:p text:style-name="P9"><text:span text:style-name="T8">False</text:span></text:p>
              </table:table-cell>
            </table:table-row>
            <table:table-row table:style-name="ro1" table:default-cell-style-name="ce4">
              <table:table-cell>
                <text:p text:style-name="P9"><text:span text:style-name="T8">False</text:span></text:p>
              </table:table-cell>
              <table:table-cell>
                <text:p text:style-name="P9"><text:span text:style-name="T8">Tr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表格 5" draw:style-name="standard" draw:layer="layout" svg:width="8.399cm" svg:height="5.149cm" svg:x="2.714cm" svg:y="12.025cm">
          <table:table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7">x</text:span></text:p>
              </table:table-cell>
              <table:table-cell>
                <text:p text:style-name="P10"><text:span text:style-name="T7">y</text:span></text:p>
              </table:table-cell>
              <table:table-cell>
                <text:p text:style-name="P10"><text:span text:style-name="T7">x <text:s/>and <text:s/>y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8">True</text:span></text:p>
              </table:table-cell>
              <table:table-cell>
                <text:p text:style-name="P9"><text:span text:style-name="T8">True</text:span></text:p>
              </table:table-cell>
              <table:table-cell table:style-name="ce5">
                <text:p text:style-name="P10"><text:span text:style-name="T8">True</text:span></text:p>
              </table:table-cell>
            </table:table-row>
            <table:table-row table:style-name="ro1" table:default-cell-style-name="ce4">
              <table:table-cell>
                <text:p text:style-name="P9"><text:span text:style-name="T8">True</text:span></text:p>
              </table:table-cell>
              <table:table-cell>
                <text:p text:style-name="P9"><text:span text:style-name="T8">False</text:span></text:p>
              </table:table-cell>
              <table:table-cell table:style-name="ce6">
                <text:p text:style-name="P10"><text:span text:style-name="T8">False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8">False</text:span></text:p>
              </table:table-cell>
              <table:table-cell>
                <text:p text:style-name="P9"><text:span text:style-name="T8">True</text:span></text:p>
              </table:table-cell>
              <table:table-cell table:style-name="ce5">
                <text:p text:style-name="P10"><text:span text:style-name="T8">False</text:span></text:p>
              </table:table-cell>
            </table:table-row>
            <table:table-row table:style-name="ro1" table:default-cell-style-name="ce4">
              <table:table-cell>
                <text:p text:style-name="P9"><text:span text:style-name="T8">False</text:span></text:p>
              </table:table-cell>
              <table:table-cell>
                <text:p text:style-name="P9"><text:span text:style-name="T8">False</text:span></text:p>
              </table:table-cell>
              <table:table-cell table:style-name="ce6">
                <text:p text:style-name="P10"><text:span text:style-name="T8">Fals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表格 6" draw:style-name="standard" draw:layer="layout" svg:width="8.465cm" svg:height="5.149cm" svg:x="13.798cm" svg:y="12.042cm">
          <table:table>
            <table:table-column table:style-name="co4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8"><text:span text:style-name="T7">x</text:span></text:p>
              </table:table-cell>
              <table:table-cell>
                <text:p text:style-name="P10"><text:span text:style-name="T7">y</text:span></text:p>
              </table:table-cell>
              <table:table-cell>
                <text:p text:style-name="P10"><text:span text:style-name="T7">x <text:s/>and <text:s/>y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8">True</text:span></text:p>
              </table:table-cell>
              <table:table-cell>
                <text:p text:style-name="P9"><text:span text:style-name="T8">True</text:span></text:p>
              </table:table-cell>
              <table:table-cell table:style-name="ce5">
                <text:p text:style-name="P10"><text:span text:style-name="T8">True</text:span></text:p>
              </table:table-cell>
            </table:table-row>
            <table:table-row table:style-name="ro1" table:default-cell-style-name="ce4">
              <table:table-cell>
                <text:p text:style-name="P9"><text:span text:style-name="T8">True</text:span></text:p>
              </table:table-cell>
              <table:table-cell>
                <text:p text:style-name="P9"><text:span text:style-name="T8">False</text:span></text:p>
              </table:table-cell>
              <table:table-cell table:style-name="ce6">
                <text:p text:style-name="P10"><text:span text:style-name="T8">True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8">False</text:span></text:p>
              </table:table-cell>
              <table:table-cell>
                <text:p text:style-name="P9"><text:span text:style-name="T8">True</text:span></text:p>
              </table:table-cell>
              <table:table-cell table:style-name="ce5">
                <text:p text:style-name="P10"><text:span text:style-name="T8">True</text:span></text:p>
              </table:table-cell>
            </table:table-row>
            <table:table-row table:style-name="ro1" table:default-cell-style-name="ce4">
              <table:table-cell>
                <text:p text:style-name="P9"><text:span text:style-name="T8">False</text:span></text:p>
              </table:table-cell>
              <table:table-cell>
                <text:p text:style-name="P9"><text:span text:style-name="T8">False</text:span></text:p>
              </table:table-cell>
              <table:table-cell table:style-name="ce6">
                <text:p text:style-name="P10"><text:span text:style-name="T8">False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文字方塊 7" draw:style-name="gr2" draw:text-style-name="P3" draw:layer="layout" svg:width="1.438cm" svg:height="1.013cm" svg:x="17.886cm" svg:y="4.724cm">
          <text:p text:style-name="P11"><text:span text:style-name="T8">not</text:span></text:p>
          <draw:enhanced-geometry svg:viewBox="0 0 21600 21600" draw:type="rectangle" draw:enhanced-path="M 0 0 L 21600 0 21600 21600 0 21600 0 0 Z N"/>
        </draw:custom-shape>
        <draw:custom-shape draw:name="文字方塊 8" draw:style-name="gr2" draw:text-style-name="P12" draw:layer="layout" svg:width="1.535cm" svg:height="1.013cm" svg:x="5.925cm" svg:y="11.065cm">
          <text:p text:style-name="P11"><text:span text:style-name="T8">and</text:span></text:p>
          <draw:enhanced-geometry svg:viewBox="0 0 21600 21600" draw:type="rectangle" draw:enhanced-path="M 0 0 L 21600 0 21600 21600 0 21600 0 0 Z N"/>
        </draw:custom-shape>
        <draw:custom-shape draw:name="文字方塊 9" draw:style-name="gr2" draw:text-style-name="P3" draw:layer="layout" svg:width="1.09cm" svg:height="1.013cm" svg:x="17.569cm" svg:y="10.597cm">
          <text:p text:style-name="P11"><text:span text:style-name="T8">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練習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運算子的優先順序</text:span></text:p>
          </draw:text-box>
        </draw:frame>
        <draw:frame draw:name="內容版面配置區 2" presentation:style-name="pr7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表 </text:span><text:span text:style-name="T3">13.2</text:span></text:p>
              </text:list-item>
              <text:list-item>
                <text:p text:style-name="P4"><text:span text:style-name="T3">觀念驗證 <text:s/></text:span><text:span text:style-name="T3">13.7, 13.8</text:span></text:p>
              </text:list-item>
              <text:list-item>
                <text:p text:style-name="P4"><text:span text:style-name="T3"><text:s/></text:span><text:span text:style-name="T3">練習</text:span></text:p>
                <text:list>
                  <text:list-item>
                    <text:p text:style-name="P5"><text:span text:style-name="T3">習題</text:span><text:span text:style-name="T3">Q2</text:span></text:p>
                  </text:list-item>
                  <text:list-item>
                    <text:p text:style-name="P5"><text:span text:style-name="T3">習題 </text:span><text:span text:style-name="T3">Q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程式範例</text:span><text:span text:style-name="T2">: </text:span><text:span text:style-name="T2">文字遊戲</text:span></text:p>
          </draw:text-box>
        </draw:frame>
        <draw:frame draw:name="內容版面配置區 2" presentation:style-name="pr7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<text:s/></text:span><text:span text:style-name="T3">輸入微積分成績</text:span></text:p>
                <text:list>
                  <text:list-item>
                    <text:p text:style-name="P5"><text:span text:style-name="T3">若 </text:span><text:span text:style-name="T3">&gt; 90, </text:span></text:p>
                    <text:list>
                      <text:list-item>
                        <text:p text:style-name="P5"><text:span text:style-name="T3">詢問統計學是否也 </text:span><text:span text:style-name="T3">&gt; 90?</text:span></text:p>
                        <text:list>
                          <text:list-item>
                            <text:p text:style-name="P5"><text:span text:style-name="T3">若是</text:span><text:span text:style-name="T3">, </text:span><text:span text:style-name="T3">輸出</text:span><text:span text:style-name="T3">'</text:span><text:span text:style-name="T3">好棒棒</text:span><text:span text:style-name="T3">'</text:span></text:p>
                          </text:list-item>
                          <text:list-item>
                            <text:p text:style-name="P5"><text:span text:style-name="T3">否則</text:span><text:span text:style-name="T3">, </text:span><text:span text:style-name="T3">輸出</text:span><text:span text:style-name="T3">'</text:span><text:span text:style-name="T3">表現不錯</text:span><text:span text:style-name="T3">'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<text:span text:style-name="T3">否則</text:span><text:span text:style-name="T3">,</text:span><text:span text:style-name="T3">再輸入統計學成績</text:span></text:p>
                    <text:list>
                      <text:list-item>
                        <text:p text:style-name="P5"><text:span text:style-name="T3">若 </text:span><text:span text:style-name="T3">&gt; 90: </text:span><text:span text:style-name="T3">也輸出</text:span><text:span text:style-name="T3">'</text:span><text:span text:style-name="T3">表現不錯</text:span><text:span text:style-name="T3">'</text:span></text:p>
                      </text:list-item>
                      <text:list-item>
                        <text:p text:style-name="P5"><text:span text:style-name="T3">否則</text:span><text:span text:style-name="T3">, </text:span><text:span text:style-name="T3">輸出</text:span><text:span text:style-name="T3">'</text:span><text:span text:style-name="T3">繼續努力</text:span><text:span text:style-name="T3">'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game1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作業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作業</text:span></text:p>
          </draw:text-box>
        </draw:frame>
        <draw:frame draw:name="內容版面配置區 2" presentation:style-name="pr5" draw:text-style-name="P3" draw:layer="layout" svg:width="23.621cm" svg:height="12.699cm" svg:x="0.838cm" svg:y="4.242cm" presentation:class="outline" presentation:user-transformed="true">
          <draw:text-box>
            <text:list text:style-name="L5">
              <text:list-item>
                <text:p text:style-name="P4"><text:span text:style-name="T3">從鍵盤讀進一個整數</text:span><text:span text:style-name="T3">num1</text:span><text:span text:style-name="T3">。</text:span></text:p>
                <text:list>
                  <text:list-item>
                    <text:p text:style-name="P5"><text:span text:style-name="T3">若此整數 </text:span><text:span text:style-name="T3">&gt; 50</text:span><text:span text:style-name="T3">， 再讀入一個整數 </text:span><text:span text:style-name="T3">num2</text:span><text:span text:style-name="T3">，</text:span><text:span text:style-name="T3"><text:line-break/></text:span><text:span text:style-name="T3">印出 </text:span><text:span text:style-name="T3">num1 / num2 </text:span><text:span text:style-name="T3">的值。</text:span></text:p>
                  </text:list-item>
                  <text:list-item>
                    <text:p text:style-name="P5"><text:span text:style-name="T3">否則，若此整數 </text:span><text:span text:style-name="T3">&lt; 10</text:span><text:span text:style-name="T3">，則讀入一個字串，</text:span><text:span text:style-name="T3"><text:line-break/></text:span><text:span text:style-name="T3">印出 </text:span><text:span text:style-name="T3">num1 </text:span><text:span text:style-name="T3">個此字串。</text:span></text:p>
                  </text:list-item>
                  <text:list-item>
                    <text:p text:style-name="P5"><text:span text:style-name="T3">否則，則讀入另一整數</text:span><text:span text:style-name="T3">num2</text:span><text:span text:style-name="T3">。</text:span></text:p>
                    <text:list>
                      <text:list-item>
                        <text:p text:style-name="P5"><text:span text:style-name="T3">若此整數 </text:span><text:span text:style-name="T3">&gt; 5</text:span><text:span text:style-name="T3">，印出 </text:span><text:span text:style-name="T3">num1 + num2</text:span><text:span text:style-name="T3">的值。</text:span></text:p>
                      </text:list-item>
                      <text:list-item>
                        <text:p text:style-name="P5"><text:span text:style-name="T3">否則，印出 </text:span><text:span text:style-name="T3">num1 * num2 </text:span><text:span text:style-name="T3">的值。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布林運算式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Short circuit evaluation</text:span></text:p>
          </draw:text-box>
        </draw:frame>
        <draw:frame draw:name="內容版面配置區 2" presentation:style-name="pr7" draw:text-style-name="P3" draw:layer="layout" svg:width="23.621cm" svg:height="12.699cm" svg:x="0.4cm" svg:y="4.501cm" presentation:class="outline" presentation:user-transformed="true">
          <draw:text-box>
            <text:list text:style-name="L2">
              <text:list-item>
                <text:p text:style-name="P4"><text:span text:style-name="T3">快速運算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<text:s/></text:span><text:span text:style-name="T6">and </text:span><text:span text:style-name="T6">的左邊如果是 </text:span><text:span text:style-name="T6">False</text:span><text:span text:style-name="T6">， 右邊就不需要運算了。</text:span></text:p>
                  </text:list-item>
                </text:list>
              </text:list-item>
            </text:list>
            <text:p text:style-name="P13"><text:span text:style-name="T6"><text:s text:c="5"/></text:span><text:span text:style-name="T6">a and b and c and d </text:span><text:span text:style-name="T9"></text:span><text:span text:style-name="T6"> </text:span><text:span text:style-name="T6">如果全都 </text:span><text:span text:style-name="T6">True</text:span><text:span text:style-name="T6">，結果是 </text:span><text:span text:style-name="T6">d</text:span><text:span text:style-name="T6">，否則是</text:span><text:span text:style-name="T6">0</text:span><text:span text:style-name="T6"><text:line-break/></text:span><text:span text:style-name="T6"> <text:s text:c="4"/>1 and 2 and 3 and 4 </text:span><text:span text:style-name="T9"></text:span><text:span text:style-name="T6"> <text:s/>4</text:span></text:p>
            <text:list text:continue-numbering="true" text:style-name="L4">
              <text:list-item>
                <text:list>
                  <text:list-item>
                    <text:p text:style-name="P7"><text:span text:style-name="T6"><text:s/></text:span><text:span text:style-name="T6">or </text:span><text:span text:style-name="T6">的左邊如果是 <text:s/></text:span><text:span text:style-name="T6">True</text:span><text:span text:style-name="T6">，右邊也不需要運算了。</text:span><text:span text:style-name="T6"><text:line-break/></text:span><text:span text:style-name="T6"> </text:span><text:span text:style-name="T6">a or b or c or d </text:span><text:span text:style-name="T9"></text:span><text:span text:style-name="T6"> </text:span><text:span text:style-name="T6">如果全都 </text:span><text:span text:style-name="T6">False</text:span><text:span text:style-name="T6">， 結果是 </text:span><text:span text:style-name="T6">d</text:span><text:span text:style-name="T6">， 否則是第一個 </text:span><text:span text:style-name="T6">True </text:span><text:span text:style-name="T6">的值。</text:span><text:span text:style-name="T6"><text:line-break/></text:span><text:span text:style-name="T6"> </text:span><text:span text:style-name="T6">0 or False or 3 or 2 &gt; 4 </text:span><text:span text:style-name="T9"></text:span><text:span text:style-name="T6"> 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Short circuit evaluation</text:span></text:p>
          </draw:text-box>
        </draw:frame>
        <draw:frame draw:name="內容版面配置區 2" presentation:style-name="pr7" draw:text-style-name="P3" draw:layer="layout" svg:width="23.621cm" svg:height="12.699cm" svg:x="0.4cm" svg:y="4.501cm" presentation:class="outline" presentation:user-transformed="true">
          <draw:text-box>
            <text:list text:style-name="L2">
              <text:list-item>
                <text:p text:style-name="P4"><text:span text:style-name="T3">有些語言並不實作快速運算。</text:span></text:p>
              </text:list-item>
              <text:list-item>
                <text:p text:style-name="P4"><text:span text:style-name="T3">快速運算可以避免一些隱藏性的程式錯誤</text:span></text:p>
                <text:list>
                  <text:list-item>
                    <text:p text:style-name="P5"><text:span text:style-name="T3">if count &gt; 0 and sum / count &gt; 10:</text:span><text:span text:style-name="T3"><text:line-break/></text:span><text:span text:style-name="T3"> <text:s text:c="4"/>print('good!'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布林運算式" draw:style-name="dp1" draw:master-page-name="預設_20_1" presentation:presentation-page-layout-name="AL2T11">
        <draw:frame draw:name="標題 1" presentation:style-name="pr4" draw:text-style-name="P3" draw:layer="layout" svg:width="23.706cm" svg:height="2.107cm" svg:x="0.838cm" svg:y="0.635cm" presentation:class="title" presentation:user-transformed="true">
          <draw:text-box>
            <text:p text:style-name="P1"><text:span text:style-name="T2">布林運算式</text:span></text:p>
          </draw:text-box>
        </draw:frame>
        <draw:frame draw:name="內容版面配置區 2" presentation:style-name="pr7" draw:text-style-name="P3" draw:layer="layout" svg:width="23.621cm" svg:height="12.699cm" svg:x="0.838cm" svg:y="4.242cm" presentation:class="outline" presentation:user-transformed="true">
          <draw:text-box>
            <text:list text:style-name="L2">
              <text:list-item>
                <text:p text:style-name="P4"><text:span text:style-name="T3">實數的比較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<text:s/></text:span><text:span text:style-name="T6">比較兩個實數的相等是錯誤的觀念 －－－ 要 </text:span><text:span text:style-name="T6">64 bits </text:span><text:span text:style-name="T6">都一樣。</text:span><text:span text:style-name="T6"><text:line-break/></text:span><text:span text:style-name="T6"> 在電腦裡，兩個實數很難相等。</text:span></text:p>
                  </text:list-item>
                </text:list>
              </text:list-item>
            </text:list>
            <text:p text:style-name="P5"><text:span text:style-name="T6"/></text:p>
            <text:list text:continue-numbering="true" text:style-name="L4">
              <text:list-item>
                <text:list>
                  <text:list-item>
                    <text:p text:style-name="P7"><text:span text:style-name="T6"><text:s/></text:span><text:span text:style-name="T6">正確的作法是：</text:span><text:span text:style-name="T6"><text:line-break/></text:span><text:span text:style-name="T6"> <text:s/></text:span><text:span text:style-name="T6">(a – b) &lt; 0.00001</text:span></text:p>
                  </text:list-item>
                </text:list>
              </text:list-item>
            </text:list>
            <text:p text:style-name="P5"><text:span text:style-name="T6"/></text:p>
            <text:list text:continue-numbering="true" text:style-name="L4">
              <text:list-item>
                <text:list>
                  <text:list-item>
                    <text:p text:style-name="P7"><text:span text:style-name="T6"><text:s/></text:span><text:span text:style-name="T6">另外，將除法運算盡量放在最後，可降低計算的誤差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3" draw:display-name="Dash 3" draw:style="rect" draw:dots2="1" draw:dots2-length="0.105cm" draw:distance="0.03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eeece1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nstantia" fo:font-size="27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zh" style:country-asian="TW" style:font-style-asian="normal" style:font-weight-asian="normal" style:font-family-complex="Mangal" style:font-family-generic-complex="system" style:font-pitch-complex="variable" style:font-size-complex="27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-outline2" style:family="presentation" style:parent-style-name="預設-outline1">
      <style:paragraph-properties fo:margin-top="0cm" fo:margin-bottom="0.4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-outline3" style:family="presentation" style:parent-style-name="預設-outline2">
      <style:paragraph-properties fo:margin-top="0cm" fo:margin-bottom="0.3cm" fo:text-align="start" style:punctuation-wrap="hanging" style:writing-mode="lr-tb"/>
      <style:text-properties fo:color="#1f497d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-outline4" style:family="presentation" style:parent-style-name="預設-outline3">
      <style:paragraph-properties fo:margin-top="0cm" fo:margin-bottom="0.2cm" fo:text-align="start" style:punctuation-wrap="hanging" style:writing-mode="lr-tb"/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onstantia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background" style:display-name="預設 1-background" style:family="presentation">
      <style:graphic-properties draw:stroke="none" draw:fill="solid" draw:fill-color="#eeece1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onstantia" fo:font-size="27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zh" style:country-asian="TW" style:font-style-asian="normal" style:font-weight-asian="normal" style:font-family-complex="Mangal" style:font-family-generic-complex="system" style:font-pitch-complex="variable" style:font-size-complex="27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outline2" style:display-name="預設 1-outline2" style:family="presentation" style:parent-style-name="預設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_20_1-outline3" style:display-name="預設 1-outline3" style:family="presentation" style:parent-style-name="預設_20_1-outline2">
      <style:paragraph-properties fo:margin-top="0cm" fo:margin-bottom="0.3cm" fo:text-align="start" style:punctuation-wrap="hanging" style:writing-mode="lr-tb"/>
      <style:text-properties fo:color="#1f497d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預設_20_1-outline4" style:display-name="預設 1-outline4" style:family="presentation" style:parent-style-name="預設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_20_1-outline5" style:display-name="預設 1-outline5" style:family="presentation" style:parent-style-name="預設_20_1-outline4">
      <style:paragraph-properties fo:margin-top="0cm" fo:margin-bottom="0.1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cm" fo:margin-bottom="0.1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cm" fo:margin-bottom="0.1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cm" fo:margin-bottom="0.1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cm" fo:margin-bottom="0.1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onstantia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eec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bbb59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88a54e" draw:stroke-linejoin="miter" draw:fill="none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dash" draw:stroke-dash="Dash_20_3" svg:stroke-width="0.026cm" svg:stroke-color="#88a54e" draw:stroke-linejoin="round" draw:fill="none" draw:textarea-horizontal-align="center" draw:textarea-vertical-align="middle" draw:auto-grow-height="fals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none" svg:stroke-width="0.044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141cm" svg:stroke-color="#88a54e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dash" draw:stroke-dash="Dash_20_3" svg:stroke-width="0.032cm" svg:stroke-color="#88a54e" draw:stroke-linejoin="round" draw:fill="none" draw:textarea-horizontal-align="center" draw:textarea-vertical-align="middle" draw:auto-grow-height="false" fo:padding-top="0.127cm" fo:padding-bottom="0.127cm" fo:padding-left="0.254cm" fo:padding-right="0.254cm" fo:wrap-option="no-wrap"/>
    </style:style>
    <style:style style:name="Mpr1" style:family="presentation" style:parent-style-name="預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預設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預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88a54e" style:text-line-through-style="none" fo:font-family="Constantia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color="#88a54e" style:text-line-through-style="none" fo:font-family="Constantia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5" style:family="text">
      <style:text-properties fo:color="#000000" style:text-line-through-style="none" fo:font-family="Constant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6" style:family="text">
      <style:text-properties fo:color="#1f497d" style:text-line-through-style="none" fo:font-family="Constant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000000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1f497d" style:text-line-through-style="none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0504d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0504d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fo:color="#9bbb59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0504d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fo:color="#9bbb59" fo:font-size="75%"/>
      </text:list-level-style-bullet>
      <text:list-level-style-bullet text:level="4" text:bullet-char="">
        <style:list-level-properties text:space-before="2.414cm" text:min-label-width="0.634cm"/>
        <style:text-properties fo:font-family="Wingdings" fo:color="#8064a2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01cm" text:min-label-width="0.761cm"/>
        <style:text-properties fo:font-family="'Wingdings 2'" fo:color="#4f81bd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0504d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fo:color="#9bbb59" fo:font-size="75%"/>
      </text:list-level-style-bullet>
      <text:list-level-style-bullet text:level="4" text:bullet-char="">
        <style:list-level-properties text:space-before="2.414cm" text:min-label-width="0.634cm"/>
        <style:text-properties fo:font-family="Wingdings" fo:color="#8064a2" fo:font-size="70%"/>
      </text:list-level-style-bullet>
      <text:list-level-style-bullet text:level="5" text:bullet-char="•">
        <style:list-level-properties text:space-before="3.176cm" text:min-label-width="0.634cm"/>
        <style:text-properties fo:font-family="StarSymbol" fo:color="#4bacc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4</text:page-number></text:span></text:p>
        </draw:text-box>
      </draw:frame>
    </style:handout-master>
    <style:master-page style:name="預設" style:page-layout-name="PM1" draw:style-name="Mdp1">
      <draw:custom-shape draw:name="矩形 16" draw:style-name="Mgr3" draw:text-style-name="MP3" draw:layer="backgroundobjects" svg:width="25.399cm" svg:height="0.422cm" svg:x="0cm" svg:y="18.627cm">
        <text:p/>
        <draw:enhanced-geometry svg:viewBox="0 0 21600 21600" draw:type="rectangle" draw:enhanced-path="M 0 0 L 21600 0 21600 21600 0 21600 0 0 Z N"/>
      </draw:custom-shape>
      <draw:custom-shape draw:name="矩形 15" draw:style-name="Mgr3" draw:text-style-name="MP3" draw:layer="backgroundobjects" svg:width="25.399cm" svg:height="3.869cm" svg:x="0cm" svg:y="0cm">
        <text:p/>
        <draw:enhanced-geometry svg:viewBox="0 0 21600 21600" draw:type="rectangle" draw:enhanced-path="M 0 0 L 21600 0 21600 21600 0 21600 0 0 Z N"/>
      </draw:custom-shape>
      <draw:custom-shape draw:name="矩形 17" draw:style-name="Mgr3" draw:text-style-name="MP3" draw:layer="backgroundobjects" svg:width="0.422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矩形 18" draw:style-name="Mgr3" draw:text-style-name="MP3" draw:layer="backgroundobjects" svg:width="0.422cm" svg:height="19.049cm" svg:x="24.977cm" svg:y="0cm">
        <text:p/>
        <draw:enhanced-geometry svg:viewBox="0 0 21600 21600" draw:type="rectangle" draw:enhanced-path="M 0 0 L 21600 0 21600 21600 0 21600 0 0 Z N"/>
      </draw:custom-shape>
      <draw:custom-shape draw:name="矩形 8" draw:style-name="Mgr4" draw:text-style-name="MP3" draw:layer="backgroundobjects" svg:width="24.535cm" svg:height="0.859cm" svg:x="0.415cm" svg:y="17.746cm">
        <text:p/>
        <draw:enhanced-geometry svg:viewBox="0 0 21600 21600" draw:type="rectangle" draw:enhanced-path="M 0 0 L 21600 0 21600 21600 0 21600 0 0 Z N"/>
      </draw:custom-shape>
      <draw:custom-shape draw:name="矩形 7" draw:style-name="Mgr5" draw:text-style-name="MP3" draw:layer="backgroundobjects" svg:width="24.535cm" svg:height="18.185cm" svg:x="0.423cm" svg:y="0.432cm">
        <text:p/>
        <draw:enhanced-geometry svg:viewBox="0 0 21600 21600" draw:type="rectangle" draw:enhanced-path="M 0 0 L 21600 0 21600 21600 0 21600 0 0 Z N"/>
      </draw:custom-shape>
      <draw:line draw:name="直線接點 9" draw:style-name="Mgr6" draw:text-style-name="MP4" draw:layer="backgroundobjects" svg:x1="0.423cm" svg:y1="3.546cm" svg:x2="24.959cm" svg:y2="3.546cm">
        <text:p/>
      </draw:line>
      <draw:custom-shape draw:name="橢圓 11" draw:style-name="Mgr7" draw:text-style-name="MP3" draw:layer="backgroundobjects" svg:width="1.692cm" svg:height="1.692cm" svg:x="11.853cm" svg:y="2.65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橢圓 14" draw:style-name="Mgr8" draw:text-style-name="MP3" draw:layer="backgroundobjects" svg:width="1.167cm" svg:height="1.167cm" svg:x="12.116cm" svg:y="2.9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矩形 14" draw:style-name="Mgr3" draw:text-style-name="MP3" draw:layer="backgroundobjects" svg:width="25.399cm" svg:height="0.422cm" svg:x="0cm" svg:y="18.627cm">
        <text:p/>
        <draw:enhanced-geometry svg:viewBox="0 0 21600 21600" draw:type="rectangle" draw:enhanced-path="M 0 0 L 21600 0 21600 21600 0 21600 0 0 Z N"/>
      </draw:custom-shape>
      <draw:custom-shape draw:name="矩形 18" draw:style-name="Mgr3" draw:text-style-name="MP3" draw:layer="backgroundobjects" svg:width="0.422cm" svg:height="19.049cm" svg:x="24.977cm" svg:y="0.008cm">
        <text:p/>
        <draw:enhanced-geometry svg:viewBox="0 0 21600 21600" draw:type="rectangle" draw:enhanced-path="M 0 0 L 21600 0 21600 21600 0 21600 0 0 Z N"/>
      </draw:custom-shape>
      <draw:custom-shape draw:name="矩形 17" draw:style-name="Mgr3" draw:text-style-name="MP3" draw:layer="backgroundobjects" svg:width="0.422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矩形 15" draw:style-name="Mgr3" draw:text-style-name="MP3" draw:layer="backgroundobjects" svg:width="25.399cm" svg:height="6.984cm" svg:x="0cm" svg:y="0cm">
        <text:p/>
        <draw:enhanced-geometry svg:viewBox="0 0 21600 21600" draw:type="rectangle" draw:enhanced-path="M 0 0 L 21600 0 21600 21600 0 21600 0 0 Z N"/>
      </draw:custom-shape>
      <draw:custom-shape draw:name="矩形 11" draw:style-name="Mgr4" draw:text-style-name="MP3" draw:layer="backgroundobjects" svg:width="24.535cm" svg:height="0.859cm" svg:x="0.406cm" svg:y="17.755cm">
        <text:p/>
        <draw:enhanced-geometry svg:viewBox="0 0 21600 21600" draw:type="rectangle" draw:enhanced-path="M 0 0 L 21600 0 21600 21600 0 21600 0 0 Z N"/>
      </draw:custom-shape>
      <draw:frame draw:name="日期版面配置區 27" presentation:style-name="Mpr1" draw:text-style-name="MP6" draw:layer="backgroundobjects" svg:width="8.457cm" svg:height="1.015cm" svg:x="16.087cm" svg:y="17.792cm" presentation:class="date-time" presentation:user-transformed="true">
        <draw:text-box>
          <text:p text:style-name="MP5"><text:span text:style-name="MT2"><text:date style:data-style-name="D1" text:date-value="2019-06-16">6/16/19</text:date></text:span></text:p>
        </draw:text-box>
      </draw:frame>
      <draw:frame draw:name="頁尾版面配置區 16" presentation:style-name="Mpr1" draw:text-style-name="MP7" draw:layer="backgroundobjects" svg:width="9.947cm" svg:height="1.015cm" svg:x="0.847cm" svg:y="17.808cm" presentation:class="footer" presentation:user-transformed="true">
        <draw:text-box>
          <text:p/>
        </draw:text-box>
      </draw:frame>
      <draw:line draw:name="直線接點 6" draw:style-name="Mgr9" draw:text-style-name="MP4" draw:layer="backgroundobjects" svg:x1="0.431cm" svg:y1="6.722cm" svg:x2="24.968cm" svg:y2="6.722cm">
        <text:p/>
      </draw:line>
      <draw:custom-shape draw:name="矩形 9" draw:style-name="Mgr5" draw:text-style-name="MP3" draw:layer="backgroundobjects" svg:width="24.535cm" svg:height="18.185cm" svg:x="0.423cm" svg:y="0.423cm">
        <text:p/>
        <draw:enhanced-geometry svg:viewBox="0 0 21600 21600" draw:type="rectangle" draw:enhanced-path="M 0 0 L 21600 0 21600 21600 0 21600 0 0 Z N"/>
      </draw:custom-shape>
      <draw:custom-shape draw:name="橢圓 12" draw:style-name="Mgr7" draw:text-style-name="MP3" draw:layer="backgroundobjects" svg:width="1.692cm" svg:height="1.692cm" svg:x="11.853cm" svg:y="5.87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橢圓 13" draw:style-name="Mgr8" draw:text-style-name="MP3" draw:layer="backgroundobjects" svg:width="1.167cm" svg:height="1.167cm" svg:x="12.116cm" svg:y="6.13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投影片編號版面配置區 28" presentation:style-name="Mpr1" draw:text-style-name="MP8" draw:layer="backgroundobjects" svg:width="1.269cm" svg:height="1.225cm" svg:x="12.065cm" svg:y="6.11cm" presentation:class="page-number" presentation:user-transformed="true">
        <draw:text-box>
          <text:p text:style-name="MP5"><text:span text:style-name="MT2"><text:page-number>14</text:page-number></text:span></text:p>
        </draw:text-box>
      </draw:frame>
      <draw:frame draw:name="標題 7" presentation:style-name="Mpr2" draw:text-style-name="MP3" draw:layer="backgroundobjects" svg:width="21.589cm" svg:height="4.867cm" svg:x="1.905cm" svg:y="1.058cm" presentation:class="title" presentation:user-transformed="true">
        <draw:text-box>
          <text:p text:style-name="MP9"><text:span text:style-name="MT3">請按一下滑鼠，編輯標題文的格式。按一下以編輯母片標題樣式</text:span></text:p>
        </draw:text-box>
      </draw:frame>
      <draw:frame presentation:style-name="預設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4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custom-shape draw:name="矩形 16" draw:style-name="Mgr3" draw:text-style-name="MP3" draw:layer="backgroundobjects" svg:width="25.399cm" svg:height="0.422cm" svg:x="0cm" svg:y="18.627cm">
        <text:p/>
        <draw:enhanced-geometry svg:viewBox="0 0 21600 21600" draw:type="rectangle" draw:enhanced-path="M 0 0 L 21600 0 21600 21600 0 21600 0 0 Z N"/>
      </draw:custom-shape>
      <draw:custom-shape draw:name="矩形 15" draw:style-name="Mgr3" draw:text-style-name="MP3" draw:layer="backgroundobjects" svg:width="25.399cm" svg:height="3.869cm" svg:x="0cm" svg:y="0cm">
        <text:p/>
        <draw:enhanced-geometry svg:viewBox="0 0 21600 21600" draw:type="rectangle" draw:enhanced-path="M 0 0 L 21600 0 21600 21600 0 21600 0 0 Z N"/>
      </draw:custom-shape>
      <draw:custom-shape draw:name="矩形 17" draw:style-name="Mgr3" draw:text-style-name="MP3" draw:layer="backgroundobjects" svg:width="0.422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矩形 18" draw:style-name="Mgr3" draw:text-style-name="MP3" draw:layer="backgroundobjects" svg:width="0.422cm" svg:height="19.049cm" svg:x="24.977cm" svg:y="0cm">
        <text:p/>
        <draw:enhanced-geometry svg:viewBox="0 0 21600 21600" draw:type="rectangle" draw:enhanced-path="M 0 0 L 21600 0 21600 21600 0 21600 0 0 Z N"/>
      </draw:custom-shape>
      <draw:custom-shape draw:name="矩形 8" draw:style-name="Mgr4" draw:text-style-name="MP3" draw:layer="backgroundobjects" svg:width="24.535cm" svg:height="0.859cm" svg:x="0.415cm" svg:y="17.746cm">
        <text:p/>
        <draw:enhanced-geometry svg:viewBox="0 0 21600 21600" draw:type="rectangle" draw:enhanced-path="M 0 0 L 21600 0 21600 21600 0 21600 0 0 Z N"/>
      </draw:custom-shape>
      <draw:custom-shape draw:name="矩形 7" draw:style-name="Mgr5" draw:text-style-name="MP3" draw:layer="backgroundobjects" svg:width="24.535cm" svg:height="18.185cm" svg:x="0.423cm" svg:y="0.432cm">
        <text:p/>
        <draw:enhanced-geometry svg:viewBox="0 0 21600 21600" draw:type="rectangle" draw:enhanced-path="M 0 0 L 21600 0 21600 21600 0 21600 0 0 Z N"/>
      </draw:custom-shape>
      <draw:line draw:name="直線接點 9" draw:style-name="Mgr6" draw:text-style-name="MP4" draw:layer="backgroundobjects" svg:x1="0.423cm" svg:y1="3.546cm" svg:x2="24.959cm" svg:y2="3.546cm">
        <text:p/>
      </draw:line>
      <draw:custom-shape draw:name="橢圓 11" draw:style-name="Mgr7" draw:text-style-name="MP3" draw:layer="backgroundobjects" svg:width="1.692cm" svg:height="1.692cm" svg:x="11.853cm" svg:y="2.65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橢圓 14" draw:style-name="Mgr8" draw:text-style-name="MP3" draw:layer="backgroundobjects" svg:width="1.167cm" svg:height="1.167cm" svg:x="12.116cm" svg:y="2.9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標題 1" presentation:style-name="Mpr5" draw:text-style-name="MP3" draw:layer="backgroundobjects" svg:width="23.706cm" svg:height="2.107cm" svg:x="0.838cm" svg:y="0.635cm" presentation:class="title" presentation:user-transformed="true">
        <draw:text-box>
          <text:p text:style-name="MP9"><text:span text:style-name="MT4">請按一下滑鼠，編輯標題文的格式。按一下以編輯母片標題樣式</text:span></text:p>
        </draw:text-box>
      </draw:frame>
      <draw:frame draw:name="日期版面配置區 3" presentation:style-name="Mpr6" draw:text-style-name="MP6" draw:layer="backgroundobjects" svg:width="8.457cm" svg:height="1.015cm" svg:x="16.087cm" svg:y="17.792cm" presentation:class="date-time" presentation:user-transformed="true">
        <draw:text-box>
          <text:p text:style-name="MP5"><text:span text:style-name="MT2"><text:date style:data-style-name="D1" text:date-value="2019-06-16">6/16/19</text:date></text:span></text:p>
        </draw:text-box>
      </draw:frame>
      <draw:frame draw:name="頁尾版面配置區 4" presentation:style-name="Mpr6" draw:text-style-name="MP7" draw:layer="backgroundobjects" svg:width="9.947cm" svg:height="1.015cm" svg:x="0.847cm" svg:y="17.808cm" presentation:class="footer" presentation:user-transformed="true">
        <draw:text-box>
          <text:p/>
        </draw:text-box>
      </draw:frame>
      <draw:frame draw:name="投影片編號版面配置區 5" presentation:style-name="Mpr6" draw:text-style-name="MP8" draw:layer="backgroundobjects" svg:width="1.269cm" svg:height="1.225cm" svg:x="12.116cm" svg:y="2.851cm" presentation:class="page-number" presentation:user-transformed="true">
        <draw:text-box>
          <text:p text:style-name="MP5"><text:span text:style-name="MT2"><text:page-number>14</text:page-number></text:span></text:p>
        </draw:text-box>
      </draw:frame>
      <draw:frame draw:name="內容版面配置區 7" presentation:style-name="Mpr7" draw:text-style-name="MP3" draw:layer="backgroundobjects" svg:width="23.621cm" svg:height="12.699cm" svg:x="0.838cm" svg:y="4.242cm" presentation:class="outline" presentation:user-transformed="true">
        <draw:text-box>
          <text:list text:style-name="ML3">
            <text:list-item>
              <text:p><text:span text:style-name="MT5">請按滑鼠，編輯大綱文字格式。</text:span></text:p>
              <text:list>
                <text:list-item>
                  <text:p><text:span text:style-name="MT5">第二個大綱層次</text:span></text:p>
                  <text:list>
                    <text:list-item>
                      <text:p><text:span text:style-name="MT5">第三個大綱層次</text:span></text:p>
                      <text:list>
                        <text:list-item>
                          <text:p><text:span text:style-name="MT5">第四個大綱層次</text:span></text:p>
                          <text:list>
                            <text:list-item>
                              <text:p><text:span text:style-name="MT5">第五個大綱層次</text:span></text:p>
                              <text:list>
                                <text:list-item>
                                  <text:p><text:span text:style-name="MT5">第六個大綱層次</text:span></text:p>
                                  <text:list>
                                    <text:list-item>
                                      <text:p><text:span text:style-name="MT5">第七個大綱層次</text:span></text:p>
                                      <text:list>
                                        <text:list-item>
                                          <text:p><text:span text:style-name="MT5">第八個大綱層次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第九個大綱層次按一下以編輯母片文字樣式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第二層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第三層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預設_20_1-title" draw:layer="backgroundobjects" svg:width="14.848cm" svg:height="11.136cm" svg:x="3.075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date>2019-06-16T20:02:47.07</dc:date>
    <dc:creator>michael lyuee</dc:creator>
    <meta:editing-duration>PT9H47M51S</meta:editing-duration>
    <meta:editing-cycles>6</meta:editing-cycles>
    <meta:document-statistic meta:object-count="133"/>
  </office:meta>
</office:document-meta>
</file>